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font-style-complex="normal"/>
    </style:style>
    <style:style style:name="P4"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5" style:family="paragraph" style:parent-style-name="First_20_line_20_indent">
      <style:paragraph-properties fo:margin-top="0in" fo:margin-bottom="0.0028in"/>
    </style:style>
    <style:style style:name="P6" style:family="paragraph" style:parent-style-name="First_20_line_20_indent">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7" style:family="paragraph" style:parent-style-name="First_20_line_20_indent">
      <style:paragraph-properties fo:margin-top="0in" fo:margin-bottom="0.0028in" fo:text-align="start" style:justify-single-word="false"/>
    </style:style>
    <style:style style:name="P8"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9" style:family="paragraph" style:parent-style-name="First_20_line_20_indent">
      <style:paragraph-properties fo:margin-top="0in" fo:margin-bottom="0.0028in"/>
      <style:text-properties style:font-name="Savoye LET" fo:font-size="18pt" style:font-size-asian="18pt" style:font-size-complex="18pt"/>
    </style:style>
    <style:style style:name="P1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bold" style:font-size-asian="10pt" style:font-weight-asian="bold" style:font-size-complex="10pt" style:font-weight-complex="bold"/>
    </style:style>
    <style:style style:name="P11" style:family="paragraph" style:parent-style-name="Standard">
      <style:paragraph-properties fo:margin-left="0in" fo:margin-right="0in" fo:margin-top="0.4in" fo:margin-bottom="0in" fo:text-align="center" style:justify-single-word="false" fo:text-indent="0in" style:auto-text-indent="false" style:text-autospace="none"/>
      <style:text-properties style:font-name="Palatino Linotype" fo:font-size="22pt" fo:font-weight="bold" style:font-name-asian="Times New Roman2" style:font-size-asian="22pt" style:font-weight-asian="bold" style:font-name-complex="Times New Roman2" style:font-size-complex="22pt" style:font-weight-complex="bold"/>
    </style:style>
    <style:style style:name="P12"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13"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4" style:family="paragraph" style:parent-style-name="Standard">
      <style:text-properties style:font-name="Palatino1" fo:font-size="9pt" style:font-size-asian="9pt"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paragraph-properties style:line-height-at-least="0.278in" fo:text-align="justify" style:justify-single-word="false" style:text-autospace="none"/>
      <style:text-properties style:font-name="Palatino Linotype" fo:font-size="32pt" fo:font-weight="bold" style:font-name-asian="Times New Roman2" style:font-size-asian="32pt" style:font-weight-asian="bold" style:font-name-complex="Times New Roman2" style:font-size-complex="32pt" style:font-weight-complex="bold"/>
    </style:style>
    <style:style style:name="P17" style:family="paragraph" style:parent-style-name="Standard">
      <style:paragraph-properties style:line-height-at-least="0.2083in" fo:text-align="justify" style:justify-single-word="false" style:text-autospace="none"/>
      <style:text-properties style:font-name="Palatino Linotype" fo:font-size="14pt" fo:font-weight="bold" style:font-size-asian="14pt" style:font-weight-asian="bold" style:font-size-complex="14pt" style:font-weight-complex="bold"/>
    </style:style>
    <style:style style:name="P1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text-align="justify" style:justify-single-word="fals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22" style:family="paragraph" style:parent-style-name="Standard">
      <style:paragraph-properties style:line-height-at-least="0.278in" fo:text-align="justify" style:justify-single-word="false" style:text-autospace="none"/>
      <style:text-properties fo:color="#ffffff" style:font-name="Palatino Linotype" fo:font-size="32pt" fo:font-style="italic" fo:font-weight="bold" style:font-name-asian="Times New Roman2" style:font-size-asian="32pt" style:font-style-asian="italic" style:font-weight-asian="bold" style:font-name-complex="Times New Roman2" style:font-size-complex="32pt" style:font-style-complex="italic" style:font-weight-complex="bold"/>
    </style:style>
    <style:style style:name="P23" style:family="paragraph" style:parent-style-name="Standard">
      <style:paragraph-properties fo:margin-top="0.0598in" fo:margin-bottom="0in" fo:text-align="start" style:justify-single-word="false"/>
      <style:text-properties style:font-name="Times New Roman" fo:font-size="8pt" style:font-size-asian="8pt" style:font-size-complex="8pt"/>
    </style:style>
    <style:style style:name="P24" style:family="paragraph" style:parent-style-name="Standard">
      <style:paragraph-properties fo:margin-top="0.0598in" fo:margin-bottom="0in" fo:text-align="start" style:justify-single-word="false"/>
    </style:style>
    <style:style style:name="P25" style:family="paragraph" style:parent-style-name="First_20_line_20_indent">
      <style:paragraph-properties fo:margin-top="0.0598in" fo:margin-bottom="0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26" style:family="paragraph" style:parent-style-name="Standard">
      <style:paragraph-properties fo:margin-top="0.0598in" fo:margin-bottom="0.0402in"/>
      <style:text-properties fo:font-style="normal" style:font-style-asian="normal" style:font-style-complex="normal"/>
    </style:style>
    <style:style style:name="P27" style:family="paragraph" style:parent-style-name="Standard" style:master-page-name="">
      <style:paragraph-properties fo:margin-top="0.0598in" fo:margin-bottom="0.0402in" style:page-number="auto"/>
    </style:style>
    <style:style style:name="P28"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 fo:font-size="8pt" style:font-name-asian="Courier" style:font-size-asian="8pt" style:font-name-complex="Courier" style:font-size-complex="8pt"/>
    </style:style>
    <style:style style:name="P29"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30" style:family="paragraph" style:parent-style-name="Standard">
      <style:paragraph-properties fo:margin-top="0in" fo:margin-bottom="0.0598in"/>
      <style:text-properties style:font-name="Palatino1" fo:font-size="12pt" fo:font-style="italic" style:font-size-asian="12pt" style:font-style-asian="italic" style:font-size-complex="12pt" style:font-style-complex="italic"/>
    </style:style>
    <style:style style:name="P31" style:family="paragraph" style:parent-style-name="Standard">
      <style:paragraph-properties fo:margin-top="0in" fo:margin-bottom="0.0598in"/>
      <style:text-properties style:font-name="Palatino1" fo:font-size="9pt" style:font-size-asian="9pt" style:font-size-complex="9pt"/>
    </style:style>
    <style:style style:name="P32" style:family="paragraph" style:parent-style-name="Contents_20_2">
      <style:paragraph-properties fo:margin-left="0.1965in" fo:margin-right="0in" fo:margin-top="0in" fo:margin-bottom="0.0598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3"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2" style:font-size-complex="9pt" style:font-style-complex="normal" style:font-weight-complex="normal"/>
    </style:style>
    <style:style style:name="P34" style:family="paragraph" style:parent-style-name="First_20_line_20_indent">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2" style:font-size-complex="9pt" style:font-style-complex="normal" style:font-weight-complex="normal"/>
    </style:style>
    <style:style style:name="P35" style:family="paragraph" style:parent-style-name="First_20_line_20_indent">
      <style:paragraph-properties fo:margin-left="0in" fo:margin-right="0in" fo:margin-top="0in" fo:margin-bottom="0.0028in" style:line-height-at-least="0.278in" fo:text-align="start" style:justify-single-word="false" fo:text-indent="0.1701in" style:auto-text-indent="false" style:text-autospace="none">
        <style:tab-stops>
          <style:tab-stop style:position="4.5in" style:type="right" style:leader-style="dotted" style:leader-text="."/>
        </style:tab-stops>
      </style:paragraph-properties>
      <style:text-properties fo:font-variant="normal" fo:text-transform="none" fo:color="#000000" style:font-name="Times New Roman" fo:font-size="9pt" fo:letter-spacing="normal" fo:font-style="normal" fo:font-weight="normal" style:font-name-asian="Times New Roman2" style:font-size-asian="9pt" style:font-style-asian="normal" style:font-weight-asian="normal" style:font-name-complex="Times New Roman" style:font-size-complex="9pt" style:font-style-complex="italic" style:font-weight-complex="normal"/>
    </style:style>
    <style:style style:name="P36"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3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9pt" fo:font-weight="bold" style:font-name-asian="Times New Roman2" style:font-size-asian="9pt" style:font-weight-asian="bold" style:font-name-complex="Times New Roman2" style:font-size-complex="9pt" style:font-weight-complex="bold"/>
    </style:style>
    <style:style style:name="P38"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39"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P40"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41"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42" style:family="paragraph" style:parent-style-name="Standard">
      <style:paragraph-properties fo:margin-top="0in" fo:margin-bottom="0.0693in" style:line-height-at-least="0.2083in" fo:text-align="center" style:justify-single-word="false" style:text-autospace="none"/>
      <style:text-properties style:font-name="Palatino Linotype" fo:font-size="12pt" fo:font-weight="bold" style:font-name-asian="Times New Roman2" style:font-size-asian="12pt" style:font-weight-asian="bold" style:font-name-complex="Times New Roman2" style:font-size-complex="12pt" style:font-weight-complex="bold"/>
    </style:style>
    <style:style style:name="P4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0pt" fo:font-weight="normal" style:font-name-asian="Helvetica" style:font-size-asian="10pt" style:font-weight-asian="normal" style:font-name-complex="Helvetica" style:font-size-complex="10pt" style:font-weight-complex="normal"/>
    </style:style>
    <style:style style:name="P4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2pt" fo:font-weight="normal" style:font-name-asian="Helvetica" style:font-size-asian="12pt" style:font-weight-asian="normal" style:font-name-complex="Helvetica" style:font-size-complex="12pt" style:font-weight-complex="normal"/>
    </style:style>
    <style:style style:name="P45" style:family="paragraph" style:parent-style-name="Heading_20_3">
      <style:text-properties fo:font-weight="bold" style:font-weight-asian="bold" style:font-weight-complex="bold"/>
    </style:style>
    <style:style style:name="P46" style:family="paragraph" style:parent-style-name="Heading_20_3">
      <style:text-properties fo:color="#000000" style:font-name="Times New Roman" fo:font-size="9pt" fo:font-style="normal" fo:font-weight="normal" style:font-name-asian="Arial1" style:font-size-asian="9pt" style:font-style-asian="normal" style:font-weight-asian="normal" style:font-name-complex="Times New Roman2" style:font-size-complex="9pt" style:font-style-complex="normal" style:font-weight-complex="normal"/>
    </style:style>
    <style:style style:name="P47"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8"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9"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50" style:family="paragraph" style:parent-style-name="Heading_20_3">
      <style:paragraph-properties fo:margin-top="0.0902in" fo:margin-bottom="0.0402in"/>
      <style:text-properties fo:font-size="12pt" style:font-size-asian="12pt" style:font-size-complex="12pt"/>
    </style:style>
    <style:style style:name="P51" style:family="paragraph" style:parent-style-name="Heading_20_3" style:master-page-name="Front">
      <style:paragraph-properties style:page-number="auto"/>
      <style:text-properties fo:font-weight="bold" style:font-weight-asian="bold" style:font-weight-complex="bold"/>
    </style:style>
    <style:style style:name="P52" style:family="paragraph" style:parent-style-name="Contents_20_2" style:master-page-name="Front">
      <style:paragraph-properties fo:margin-left="0.1965in" fo:margin-right="0in" fo:margin-top="0in" fo:margin-bottom="0.0598in" fo:text-indent="0in" style:auto-text-indent="false" style:page-number="auto"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53" style:family="paragraph" style:parent-style-name="Contents_20_2" style:master-page-name="Front">
      <style:paragraph-properties fo:margin-left="0.1965in" fo:margin-right="0in" fo:margin-top="0.0398in" fo:margin-bottom="0.0193in" fo:text-align="start" style:justify-single-word="false" fo:text-indent="0in" style:auto-text-indent="false" style:page-number="auto"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2" style:font-size-complex="9pt" style:font-style-complex="normal" style:font-weight-complex="normal"/>
    </style:style>
    <style:style style:name="P54" style:family="paragraph" style:parent-style-name="Heading_20_1">
      <style:paragraph-properties fo:text-align="center" style:justify-single-word="false"/>
      <style:text-properties fo:font-size="22pt" fo:font-weight="normal" style:font-size-asian="22pt" style:font-weight-asian="normal" style:font-size-complex="22pt" style:font-weight-complex="normal"/>
    </style:style>
    <style:style style:name="P55" style:family="paragraph" style:parent-style-name="Heading_20_1">
      <style:paragraph-properties fo:text-align="center" style:justify-single-word="false"/>
      <style:text-properties fo:font-size="16pt" fo:font-weight="normal" style:font-size-asian="16pt" style:font-weight-asian="normal" style:font-size-complex="16pt" style:font-weight-complex="normal"/>
    </style:style>
    <style:style style:name="P56" style:family="paragraph" style:parent-style-name="Heading_20_1">
      <style:paragraph-properties fo:text-align="center" style:justify-single-word="false"/>
      <style:text-properties style:font-name="Palatino1" fo:font-size="16pt" fo:font-weight="normal" style:font-size-asian="16pt" style:font-weight-asian="normal" style:font-size-complex="16pt" style:font-weight-complex="normal"/>
    </style:style>
    <style:style style:name="P57" style:family="paragraph" style:parent-style-name="Heading_20_1" style:master-page-name="Front">
      <style:paragraph-properties fo:margin-top="0.2in" fo:margin-bottom="0.1in" style:page-number="auto" fo:break-before="page"/>
      <style:text-properties fo:font-size="16pt" style:font-size-asian="16pt" style:font-size-complex="16pt"/>
    </style:style>
    <style:style style:name="P58" style:family="paragraph" style:parent-style-name="Heading_20_1" style:master-page-name="Front">
      <style:paragraph-properties fo:margin-top="0.6in" fo:margin-bottom="0.3in" fo:text-align="center" style:justify-single-word="false" style:page-number="auto"/>
    </style:style>
    <style:style style:name="P59" style:family="paragraph" style:parent-style-name="Heading_20_1" style:master-page-name="Standard">
      <style:paragraph-properties fo:margin-top="0.6in" fo:margin-bottom="0.3in" fo:text-align="center" style:justify-single-word="false" style:page-number="1" fo:break-before="page"/>
      <style:text-properties fo:font-size="16pt" style:font-size-asian="16pt" style:font-size-complex="16pt"/>
    </style:style>
    <style:style style:name="P6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61" style:family="paragraph" style:parent-style-name="First_20_line_20_indent" style:master-page-name="Front">
      <style:paragraph-properties fo:margin-left="0.1965in" fo:margin-right="0in" fo:margin-top="0in" fo:margin-bottom="0.0028in" fo:text-align="start" style:justify-single-word="false" fo:text-indent="0in" style:auto-text-indent="false" style:page-number="auto"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2" style:font-size-complex="9pt" style:font-style-complex="normal" style:font-weight-complex="normal"/>
    </style:style>
    <style:style style:name="P62" style:family="paragraph" style:parent-style-name="Heading_20_2" style:master-page-name="Appendix">
      <style:paragraph-properties style:page-number="2" fo:break-before="auto" fo:break-after="auto"/>
    </style:style>
    <style:style style:name="P63" style:family="paragraph" style:parent-style-name="Heading_20_2">
      <style:paragraph-properties fo:break-before="page"/>
      <style:text-properties fo:font-size="14pt" style:font-size-asian="14pt" style:font-size-complex="14pt"/>
    </style:style>
    <style:style style:name="P64" style:family="paragraph" style:parent-style-name="Standard" style:master-page-name="Front">
      <style:paragraph-properties fo:margin-left="0in" fo:margin-right="0in" fo:text-align="center" style:justify-single-word="false" fo:text-indent="0in" style:auto-text-indent="false" style:page-number="auto" fo:break-before="page" style:text-autospace="none"/>
      <style:text-properties style:font-name="Palatino Linotype" fo:font-size="22pt" fo:font-weight="bold" style:font-name-asian="Times New Roman2" style:font-size-asian="22pt" style:font-weight-asian="bold" style:font-name-complex="Times New Roman2" style:font-size-complex="22pt" style:font-weight-complex="bold"/>
    </style:style>
    <style:style style:name="P65" style:family="paragraph" style:parent-style-name="Standard" style:master-page-name="Front">
      <style:paragraph-properties fo:margin-left="0in" fo:margin-right="0in" fo:margin-top="0in" fo:margin-bottom="0.0693in" style:line-height-at-least="0.2083in" fo:text-align="center" style:justify-single-word="false" fo:text-indent="0.1701in" style:auto-text-indent="false" style:page-number="auto" style:text-autospace="none"/>
      <style:text-properties fo:font-size="14pt" style:font-size-asian="14pt" style:font-size-complex="14pt"/>
    </style:style>
    <style:style style:name="P66" style:family="paragraph" style:parent-style-name="Standard" style:master-page-name="Front">
      <style:paragraph-properties fo:margin-left="0in" fo:margin-right="0in" fo:margin-top="0in" fo:margin-bottom="0.0598in" style:line-height-at-least="0.278in" fo:text-align="center" style:justify-single-word="false" fo:text-indent="0.1701in" style:auto-text-indent="false" style:page-number="auto"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67" style:family="paragraph" style:parent-style-name="Standard" style:master-page-name="Front">
      <style:paragraph-properties style:page-number="auto" fo:break-before="page"/>
      <style:text-properties fo:font-size="13pt" fo:font-weight="bold" style:font-size-asian="13pt" style:font-weight-asian="bold" style:font-size-complex="13pt" style:font-weight-complex="bold"/>
    </style:style>
    <style:style style:name="P68" style:family="paragraph" style:parent-style-name="Standard" style:master-page-name="Front">
      <style:paragraph-properties fo:text-align="justify" style:justify-single-word="false" style:page-number="auto" fo:break-before="pag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69" style:family="paragraph" style:parent-style-name="Standard" style:master-page-name="Front">
      <style:paragraph-properties style:page-number="auto"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70" style:family="paragraph" style:parent-style-name="Standard" style:master-page-name="Front">
      <style:paragraph-properties style:page-number="auto"/>
    </style:style>
    <style:style style:name="P71" style:family="paragraph" style:parent-style-name="Standard" style:master-page-name="Front">
      <style:paragraph-properties style:page-number="auto"/>
      <style:text-properties fo:font-size="12pt" style:font-size-asian="12pt" style:font-size-complex="12pt"/>
    </style:style>
    <style:style style:name="P72" style:family="paragraph" style:parent-style-name="Standard">
      <style:paragraph-properties fo:break-before="page"/>
      <style:text-properties fo:font-size="16pt" fo:font-weight="normal" style:font-size-asian="16pt" style:font-weight-asian="normal" style:font-size-complex="16pt" style:font-weight-complex="normal"/>
    </style:style>
    <style:style style:name="P73" style:family="paragraph" style:parent-style-name="Standard">
      <style:text-properties fo:font-size="9pt" fo:font-weight="normal" style:font-size-asian="9pt" style:font-weight-asian="normal" style:font-size-complex="9pt" style:font-weight-complex="normal"/>
    </style:style>
    <style:style style:name="P74" style:family="paragraph" style:parent-style-name="Standard">
      <style:text-properties fo:font-size="16pt" fo:font-weight="normal" style:font-size-asian="16pt" style:font-weight-asian="normal" style:font-size-complex="16pt" style:font-weight-complex="normal"/>
    </style:style>
    <style:style style:name="P75" style:family="paragraph" style:parent-style-name="Standard">
      <style:paragraph-properties fo:margin-top="0in" fo:margin-bottom="0.0028in" fo:text-align="start" style:justify-single-word="false"/>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 style:font-size-complex="9pt" style:font-style-complex="italic" style:font-weight-complex="normal"/>
    </style:style>
    <style:style style:name="P76" style:family="paragraph" style:parent-style-name="Standard">
      <style:paragraph-properties fo:margin-top="0.0598in" fo:margin-bottom="0in" fo:text-align="start" style:justify-single-word="false"/>
      <style:text-properties fo:font-variant="normal" fo:text-transform="none" fo:color="#000000" style:font-name="Palatino1" fo:font-size="9pt" fo:letter-spacing="normal" fo:font-style="italic" fo:font-weight="normal" style:font-size-asian="9pt" style:font-style-asian="italic" style:font-weight-asian="normal" style:font-name-complex="Times New Roman" style:font-size-complex="9pt" style:font-style-complex="italic" style:font-weight-complex="normal"/>
    </style:style>
    <style:style style:name="T1" style:family="tex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T2" style:family="text">
      <style:text-properties style:font-name="Times New Roman" fo:font-size="8pt" fo:font-style="italic" style:font-size-asian="8pt" style:font-style-asian="italic" style:font-size-complex="8pt" style:font-style-complex="italic"/>
    </style:style>
    <style:style style:name="T3" style:family="text">
      <style:text-properties style:font-name="Times New Roman" fo:font-size="8pt" style:font-size-asian="8pt" style:font-size-complex="8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9pt" style:font-size-asian="9pt"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style:font-name="Palatino Linotype" style:font-name-asian="Courier" style:font-name-complex="Courier"/>
    </style:style>
    <style:style style:name="T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1">Poetic Starlight</text:p>
      <text:p text:style-name="P16"/>
      <text:p text:style-name="P38"/>
      <text:p text:style-name="P38"/>
      <text:p text:style-name="P42">By Stacy David</text:p>
      <text:p text:style-name="P17"/>
      <text:p text:style-name="P17"/>
      <text:p text:style-name="P17"/>
      <text:p text:style-name="P17"/>
      <text:p text:style-name="P39"/>
      <text:p text:style-name="P38"/>
      <text:p text:style-name="P38"/>
      <text:p text:style-name="P38"/>
      <text:p text:style-name="P38"/>
      <text:p text:style-name="P37">Tiger Farm Press</text:p>
      <text:p text:style-name="P36"><draw:frame draw:style-name="fr1" draw:name="graphics19" text:anchor-type="paragraph" svg:width="0.4445in" svg:height="0.2465in" draw:z-index="0"><draw:image xlink:href="Pictures/20000009000005EF0000034A4CA2CB80.svm" xlink:type="simple" xlink:show="embed" xlink:actuate="onLoad"/></draw:frame></text:p>
      <text:p text:style-name="P6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Copyright © 2020, Stacy David Thurston, United States of America.</text:p>
      <text:p text:style-name="P28">All rights reserved. No part of this book may be reproduced or transmitted in any form or by any means, electronic or mechanical, without permission in writing from the author, except for the use of brief quotations in a book review or scholarly journal.</text:p>
      <text:p text:style-name="P29"><text:span text:style-name="T8">Lulu.com publisher ISBN: </text:span>978-0-359-40287-8</text:p>
      <text:p text:style-name="P28">Cover by Tiger Farm Press using author's photo taken in the Louvre in Paris.</text:p>
      <text:p text:style-name="P28">Early printing, Valentine's Day edition, 2019.</text:p>
      <text:p text:style-name="P28">This is the First Edition.</text:p>
      <text:p text:style-name="P28"/>
      <text:p text:style-name="P15"><draw:frame draw:style-name="fr2" draw:name="graphics20" text:anchor-type="paragraph" svg:x="1.2126in" svg:y="-0.0264in" svg:width="0.3425in" svg:height="0.1819in" draw:z-index="1"><draw:image xlink:href="Pictures/2000000900000365000001CEBA2F065A.svm" xlink:type="simple" xlink:show="embed" xlink:actuate="onLoad"/></draw:frame>TIGER FARM PRESS <text:s/>CALIFORNIA</text:p>
      <text:p text:style-name="P67"/>
      <text:p text:style-name="P19"/>
      <text:p text:style-name="P19"/>
      <text:p text:style-name="P19"/>
      <text:p text:style-name="P19"/>
      <text:p text:style-name="P19"/>
      <text:p text:style-name="P44">Dedicated to</text:p>
      <text:p text:style-name="P43">my readers</text:p>
      <text:p text:style-name="P7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Author's other books</text:p>
      <text:p text:style-name="P31">Family History</text:p>
      <text:p text:style-name="P31">Getting Started with Sun ONE</text:p>
      <text:p text:style-name="P31">Scrooge's Christmas</text:p>
      <text:p text:style-name="P31">Short Stories</text:p>
      <text:p text:style-name="P31">Einstein's Cube</text:p>
      <text:p text:style-name="P68"/>
      <text:p text:style-name="P21"/>
      <text:h text:style-name="P54" text:outline-level="1">Poetic Starlight</text:h>
      <text:p text:style-name="P22"/>
      <text:p text:style-name="P41">A collection of poem stories</text:p>
      <text:p text:style-name="P66"/>
      <text:h text:style-name="P57" text:outline-level="1">Contents</text:h>
      <text:h text:style-name="P45" text:outline-level="3">Becoming a Poet</text:h>
      <text:p text:style-name="P60">Poetic Spirit <text:tab/> 1</text:p>
      <text:p text:style-name="P32">The Road Less Taken <text:tab/> 1</text:p>
      <text:p text:style-name="P32">Great Poets <text:s/><text:tab/> 2</text:p>
      <text:p text:style-name="P32">To be or not to be <text:tab/> 4</text:p>
      <text:p text:style-name="P32">Circle of Writers <text:tab/> 6</text:p>
      <text:p text:style-name="P32"><text:span text:style-name="T4">Poems</text:span>, Keats's first book <text:tab/> 7</text:p>
      <text:p text:style-name="P32">He was a Poet, Sure a Lover too <text:tab/> 8</text:p>
      <text:p text:style-name="P32">Poetic Spirit <text:tab/> 9</text:p>
      <text:p text:style-name="P60">Epic Writing <text:tab/> 11</text:p>
      <text:p text:style-name="P32"><text:span text:style-name="T4">Endymion</text:span>, Keats's second book <text:tab/> 12</text:p>
      <text:p text:style-name="P32">Daffodils <text:s/><text:tab/> 13</text:p>
      <text:p text:style-name="P32">Tramping around Scotland <text:s/><text:tab/> 14</text:p>
      <text:p text:style-name="P32">Imperial Banquet <text:tab/> 16</text:p>
      <text:p text:style-name="P32">An Epic Sonnet for Miss Cox <text:tab/> 17</text:p>
      <text:p text:style-name="P60">Love and Creativity <text:tab/> 18</text:p>
      <text:p text:style-name="P32">For Valentine's Day <text:tab/> 19</text:p>
      <text:p text:style-name="P32">How Do I Love Thee? <text:tab/> 20</text:p>
      <text:p text:style-name="P32">Engagement <text:tab/> 21</text:p>
      <text:p text:style-name="P32">Ode to a Nightingale's Lament <text:tab/> 23</text:p>
      <text:p text:style-name="P32">My dear lady <text:tab/> 26</text:p>
      <text:p text:style-name="P32">What Dreams are Made Of <text:tab/> 27</text:p>
      <text:p text:style-name="P32">On the Road Again <text:tab/> 28</text:p>
      <text:p text:style-name="P52">Summer Muse <text:tab/> 29</text:p>
      <text:p text:style-name="P32"><text:span text:style-name="T4">Lamia and Other Poems</text:span>, Keats's third book <text:tab/> 30</text:p>
      <text:p text:style-name="P32">A Timeless Theme <text:tab/> 31</text:p>
      <text:p text:style-name="P32">The Composition of a Kiss <text:tab/> 32</text:p>
      <text:p text:style-name="P32">Ill Wind <text:tab/> 33</text:p>
      <text:p text:style-name="P10">Bright Star <text:tab/> 34</text:p>
      <text:p text:style-name="P32">Starlight <text:tab/> 34</text:p>
      <text:p text:style-name="P32">The Tempest <text:tab/> 35</text:p>
      <text:p text:style-name="P32">Poetic Starlight <text:tab/> 36</text:p>
      <text:p text:style-name="P32">Decades Later <text:tab/> 38</text:p>
      <text:p text:style-name="P32">Star Writer <text:tab/> 39</text:p>
      <text:p text:style-name="P32">English Romantic Poets <text:tab/> 40</text:p>
      <text:h text:style-name="P45" text:outline-level="3">Short Poem Stories</text:h>
      <text:p text:style-name="P32">Mark on the Go <text:tab/> 46</text:p>
      <text:p text:style-name="P32">Crashed <text:tab/> 47</text:p>
      <text:p text:style-name="P32">Anthony Bourdain's Dinner Dream <text:tab/> 48</text:p>
      <text:p text:style-name="P32">Noodle Porn <text:tab/> 49</text:p>
      <text:p text:style-name="P32">The Music Man <text:tab/> 50</text:p>
      <text:p text:style-name="P32">Cheers My Friend <text:tab/> 51</text:p>
      <text:p text:style-name="P32">Coleridge, Home of the Muse and Kubla Khan <text:tab/> 52</text:p>
      <text:p text:style-name="P32">My Literary Pilgrimage <text:s/><text:tab/> 54</text:p>
      <text:p text:style-name="P32">Shakespeare Globe and Charles Dickens house <text:s/><text:tab/> 54</text:p>
      <text:p text:style-name="P32">Keats House <text:tab/> 56</text:p>
      <text:p text:style-name="P32">Keats Handwritten Page 1, Ode to a Nightingale <text:tab/> 58</text:p>
      <text:h text:style-name="P51" text:outline-level="3">Afterword</text:h>
      <text:p text:style-name="P32">Poems Inspired by Poems <text:tab/> I</text:p>
      <text:p text:style-name="P32">Sonnets <text:tab/> II</text:p>
      <text:p text:style-name="P32">Poem Credits <text:tab/> III</text:p>
      <text:p text:style-name="P32">Illustration Credits <text:tab/> V</text:p>
      <text:p text:style-name="P32">Reference books <text:tab/> VI</text:p>
      <text:h text:style-name="P46" text:outline-level="3"/>
      <text:p text:style-name="P53"/>
      <text:h text:style-name="P58" text:outline-level="1">Foreword</text:h>
      <text:p text:style-name="Standard">This is a story book narrative of personal letters and poetry.</text:p>
      <text:p text:style-name="First_20_line_20_indent">The first section is the story of Keats writing and growing into a great Romantic poet. I have used a poetic license when writing the story's poems, letters, and quotes. I included works by poets before, during, and after Keats time.</text:p>
      <text:p text:style-name="P7"><text:span text:style-name="T6">The second section is titled, </text:span><text:span text:style-name="T7">Short Poem Stories</text:span><text:span text:style-name="T6">. It's about friends, heroes, and travel. Each piece has a storyline introduction to the poetry.</text:span></text:p>
      <text:p text:style-name="P8">This book format is based on books printed in the 1800's, of which I have more than a few. The images are of engravings from my books, images from Wikipedia, and photos from my travels.</text:p>
      <text:p text:style-name="P8">For the curious, the afterword includes a list of the original poems and authors from which I drew inspiration.</text:p>
      <text:p text:style-name="P34"/>
      <text:p text:style-name="P61"/>
      <text:p text:style-name="P68"/>
      <text:p text:style-name="P21"/>
      <text:h text:style-name="P55" text:outline-level="1">Becoming a Poet</text:h>
      <text:p text:style-name="P22"/>
      <text:p text:style-name="P40"/>
      <text:p text:style-name="P69"/>
      <text:p text:style-name="P13"/>
      <text:p text:style-name="P13"/>
      <text:h text:style-name="P47" text:outline-level="3">The great beauty of Poetry is,</text:h>
      <text:h text:style-name="P48" text:outline-level="3"><text:s text:c="8"/>that it makes everything</text:h>
      <text:h text:style-name="P49" text:outline-level="3"><text:s text:c="14"/>every place interesting. <text:s text:c="17"/></text:h>
      <text:p text:style-name="P35">John Keats, 1819</text:p>
      <text:h text:style-name="P59" text:outline-level="1">Poetic Spirit</text:h>
      <text:p text:style-name="Standard">John Keats had studied and worked to be a surgeon, but instead chose to write poetry. Imagine telling your parents, <text:span text:style-name="T1">“Mom, dad, I'm an intern on my way to becoming a doctor.”</text:span></text:p>
      <text:p text:style-name="P12">They would smile proudly.</text:p>
      <text:p text:style-name="P12">“But, I've decided to be a poet.”</text:p>
      <text:p text:style-name="P6">Ah, the look on their faces. They would be shocked, mystified by your choice.</text:p>
      <text:h text:style-name="Heading_20_3" text:outline-level="3">The Road Less Taken</text:h>
      <text:p text:style-name="P14">Two roads diverged in a wood,</text:p>
      <text:p text:style-name="P14">I am one traveler, long I stood.</text:p>
      <text:p text:style-name="P14">I took the smaller, to be fair,</text:p>
      <text:p text:style-name="P14">It was grassy and wanted wear.</text:p>
      <text:p text:style-name="P14">Two roads diverged in a wood, and I -</text:p>
      <text:p text:style-name="P14">I took the one less traveled by.</text:p>
      <text:p text:style-name="P14">Someday in future, ages hence,</text:p>
      <text:p text:style-name="P14">This will have made, all the difference.</text:p>
      <text:p text:style-name="P25">And now, ages hence, because of his choice we know the name, <text:span text:style-name="T4">John Keats</text:span>.</text:p>
      <text:p text:style-name="P6">“But why poetry?” you may ask.</text:p>
      <text:p text:style-name="P5">“He viewed poetry as the only thing worthy the attention of superior minds,” said Henry Stephens, a medical student roommate of Keats, about Keats. “The greatest men in the world were the Poets, and to rank among them was the chief object of his ambition.”</text:p>
      <text:p text:style-name="P5">Poetry is a “friend to soothe the cares of women and men,” Keats wrote. </text:p>
      <text:p text:style-name="P9"/>
      <text:p text:style-name="P70"/>
      <text:p text:style-name="Standard"/>
      <text:p text:style-name="Standard">… Section content …</text:p>
      <text:p text:style-name="P68"/>
      <text:p text:style-name="P21"/>
      <text:h text:style-name="P55" text:outline-level="1">Short Poem Stories</text:h>
      <text:p text:style-name="P72"/>
      <text:p text:style-name="P73">… Section content …</text:p>
      <text:p text:style-name="P74"><text:s/></text:p>
      <text:p text:style-name="P68"/>
      <text:p text:style-name="P21"/>
      <text:h text:style-name="P56" text:outline-level="1">Afterword</text:h>
      <text:h text:style-name="P62" text:outline-level="2">Sonnets</text:h>
      <text:p text:style-name="Standard">Sonnets are 14 lines with various rhyming patterns. I rearranged Keats's sonnets into rhyming pairs, then rewrote most of the lines keeping key words and phrases. When selecting lines from longer poems, I mostly kept to a sonnet's length.</text:p>
      <text:p text:style-name="P26">Keats sonnet:</text:p>
      <text:p text:style-name="P14">Bright star, would I were stedfast as thou art—</text:p>
      <text:p text:style-name="P14">Not in lone splendour hung aloft the night</text:p>
      <text:p text:style-name="P14">And watching, with eternal lids apart,</text:p>
      <text:p text:style-name="P14">Like nature's patient, sleepless Eremite,</text:p>
      <text:p text:style-name="P14">The moving waters at their priestlike task</text:p>
      <text:p text:style-name="P14">Of pure ablution round earth's human shores,</text:p>
      <text:p text:style-name="P14">Or gazing on the new soft-fallen mask</text:p>
      <text:p text:style-name="P14">Of snow upon the mountains and the moors—</text:p>
      <text:p text:style-name="P14">No—yet still stedfast, still unchangeable,</text:p>
      <text:p text:style-name="P14">Pillow'd upon my fair love's ripening breast,</text:p>
      <text:p text:style-name="P14">To feel for ever its soft fall and swell,</text:p>
      <text:p text:style-name="P14">Awake for ever in a sweet unrest,</text:p>
      <text:p text:style-name="P14">Still, still to hear her tender-taken breath,</text:p>
      <text:p text:style-name="P14">And so live ever—or else swoon to death.</text:p>
      <text:p text:style-name="P27"><text:span text:style-name="T5">My poem, </text:span><text:span text:style-name="T4">Starlight</text:span><text:span text:style-name="T5">:</text:span></text:p>
      <text:p text:style-name="P14">Star Bright, would I were as stedfast at night,</text:p>
      <text:p text:style-name="P14">I would rise each evening into the sky with delight,</text:p>
      <text:p text:style-name="P14">Above the forest canopy of dark green leaves,</text:p>
      <text:p text:style-name="P14">After listening to cricket music on warm summer eves,</text:p>
      <text:p text:style-name="P14">To glide above valleys and over mountains,</text:p>
      <text:p text:style-name="P14">To nourish angel souls in starlight fountains.</text:p>
      <text:p text:style-name="P14">For my love I will forever shine bright,</text:p>
      <text:p text:style-name="P14">Be her twinkle twinkle little star night light,</text:p>
      <text:p text:style-name="P14">To be awake forever in sweet silent rest,</text:p>
      <text:p text:style-name="P14">Pillowed upon my fair lover's breast,</text:p>
      <text:p text:style-name="P14">To feel it softly fall and gently swell,</text:p>
      <text:p text:style-name="P14">To feel always calm, glowing and well.</text:p>
      <text:p text:style-name="P14">To lay still and listen to her soothing breath,</text:p>
      <text:p text:style-name="P14">To be with her immortal in sweet loving rest.</text:p>
      <text:h text:style-name="P63" text:outline-level="2">Poem Credits</text:h>
      <text:p text:style-name="P3">I seen the opening quote at Keats House, <text:span text:style-name="T4">The great beauty of poetry</text:span>.</text:p>
      <text:p text:style-name="P4"><text:span text:style-name="T4">The Road Less Taken</text:span>, is a short adaptation of Robert Frost's poem, <text:span text:style-name="T4">The Road Not Taken</text:span>.</text:p>
      <text:p text:style-name="P4"/>
      <text:p text:style-name="P75">… Section content …</text:p>
      <text:h text:style-name="P50" text:outline-level="3">Illustration credits</text:h>
      <text:p text:style-name="P76">… Section content …</text:p>
      <text:h text:style-name="Heading_20_2" text:outline-level="2">Reference Books</text:h>
      <text:p text:style-name="P23"><text:span text:style-name="T4">The Life and Letters of John Keats</text:span>, By Joanna Richardson, printed by The Folio Society, London 1981.</text:p>
      <text:p text:style-name="P23"><text:span text:style-name="T4">The John Keats Memorial Volume</text:span>, Published by John Lane Co., London, 1921. The Keats letters, papers, and other relics reproduced in facsimile from the late Sir Charles Dilke's Bequest to the Corporation of Hampstead.</text:p>
      <text:p text:style-name="P23"><text:span text:style-name="T4">Letters of Fanny Brawne to Fanny Keats 1820-1824</text:span>, Oxford University Press, 1936.</text:p>
      <text:p text:style-name="P23"><text:span text:style-name="T4">Life of John Keats</text:span>, by William Michael Rossetti, printed by Walter Scott, London 1887.</text:p>
      <text:p text:style-name="P24"><text:span text:style-name="T2">The Poetical Works of Coleridge, Shelley, and Keats</text:span><text:span text:style-name="T3">, printed in Paris, 18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text:title>Poetic Starlight</text:title> / <text:page-number text:select-page="current">1</text:page-number></text:p>
      </style:header>
      <style:header-left>
        <text:p text:style-name="MP2"><text:page-number text:select-page="current">4</text:page-number> / <text:chapter text:display="name" text:outline-level="1">Short Poem Stories</text:chapter></text:p>
      </style:header-left>
    </style:master-page>
    <style:master-page style:name="First_20_Page" style:display-name="First Page" style:page-layout-name="Mpm2" style:next-style-name="Standard"/>
    <style:master-page style:name="Front" style:page-layout-name="Mpm3" style:next-style-name="Standard"/>
    <style:master-page style:name="Appendix" style:page-layout-name="Mpm4">
      <style:header>
        <text:p text:style-name="MP1"><text:title>Poetic Starlight</text:title> / <text:page-number text:select-page="current">III</text:page-number></text:p>
      </style:header>
      <style:header-left>
        <text:p text:style-name="MP2"><text:page-number text:select-page="current">II</text:page-number> / <text:chapter text:display="name" text:outline-level="1">Afterword</text:chapt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20-09-23T14:32:07</dc:date>
    <meta:editing-cycles>2268</meta:editing-cycles>
    <meta:editing-duration>P135DT4H52M51S</meta:editing-duration>
    <meta:generator>OpenOffice/4.1.7$Unix OpenOffice.org_project/417m1$Build-9800</meta:generator>
    <dc:subject>A story of John Keats told through poems.</dc:subject>
    <meta:document-statistic meta:table-count="0" meta:image-count="2" meta:object-count="0" meta:page-count="21" meta:paragraph-count="156" meta:word-count="1112" meta:character-count="6332"/>
  </office:meta>
</office:document-meta>
</file>